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may-break-between-rows="true" table:border-model="collapsing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039cm" fo:margin-left="-0.016cm" table:align="left"/>
    </style:style>
    <style:style style:name="Tabela4.A" style:family="table-column">
      <style:table-column-properties style:column-width="8.52cm"/>
    </style:style>
    <style:style style:name="Tabela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177bba" officeooo:paragraph-rsid="00177bba"/>
    </style:style>
    <style:style style:name="P2" style:family="paragraph" style:parent-style-name="Standard">
      <style:text-properties officeooo:rsid="00177ebd" officeooo:paragraph-rsid="00177ebd"/>
    </style:style>
    <style:style style:name="P3" style:family="paragraph" style:parent-style-name="Standard">
      <style:text-properties officeooo:rsid="001a31b0" officeooo:paragraph-rsid="001a31b0"/>
    </style:style>
    <style:style style:name="P4" style:family="paragraph" style:parent-style-name="Standard">
      <style:text-properties officeooo:rsid="001cf433" officeooo:paragraph-rsid="001cf433"/>
    </style:style>
    <style:style style:name="P5" style:family="paragraph" style:parent-style-name="Standard">
      <style:text-properties fo:color="#000000" loext:opacity="100%" style:font-name="Garuda" fo:font-size="12pt" officeooo:rsid="001ecc00" officeooo:paragraph-rsid="001ecc00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4827" officeooo:paragraph-rsid="004148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90e" officeooo:paragraph-rsid="00433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90e" officeooo:paragraph-rsid="0043390e" style:font-name-asian="Times New Roman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74d" officeooo:paragraph-rsid="0043e74d" style:font-name-asian="Times New Roman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font-variant="normal" fo:text-transform="none" fo:color="#000000" loext:opacity="100%" style:font-name="Garuda" fo:font-size="12pt" fo:letter-spacing="normal" fo:font-style="normal" fo:font-weight="normal" officeooo:paragraph-rsid="001f28bc" style:font-size-asian="12pt" style:font-size-complex="12pt"/>
    </style:style>
    <style:style style:name="P11" style:family="paragraph" style:parent-style-name="Standard">
      <style:text-properties fo:font-variant="normal" fo:text-transform="none" fo:color="#000000" loext:opacity="100%" style:font-name="Garuda" fo:font-size="12pt" fo:letter-spacing="normal" fo:font-style="normal" fo:font-weight="normal" officeooo:rsid="00205c03" officeooo:paragraph-rsid="001f28bc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Garuda" fo:font-size="12pt" fo:letter-spacing="normal" fo:font-style="normal" fo:font-weight="normal" officeooo:rsid="00205c03" officeooo:paragraph-rsid="00205c03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Garuda" fo:font-size="12pt" fo:letter-spacing="normal" fo:font-style="normal" fo:font-weight="normal" officeooo:rsid="00205c03" officeooo:paragraph-rsid="002bc72a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font-name="Garuda" fo:font-size="12pt" fo:letter-spacing="normal" fo:font-style="normal" fo:font-weight="normal" officeooo:rsid="001f28bc" officeooo:paragraph-rsid="001f28bc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font-name="Garuda" fo:font-size="12pt" fo:letter-spacing="normal" fo:font-style="normal" fo:font-weight="normal" officeooo:rsid="002bc72a" officeooo:paragraph-rsid="002bc72a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Garuda" fo:font-size="12pt" fo:letter-spacing="normal" fo:font-style="normal" fo:font-weight="normal" officeooo:rsid="002bc72a" officeooo:paragraph-rsid="002bc72a" style:font-size-asian="12pt" style:font-size-complex="12pt"/>
    </style:style>
    <style:style style:name="P17" style:family="paragraph" style:parent-style-name="Standard">
      <style:text-properties fo:font-variant="normal" fo:text-transform="none" fo:color="#000000" loext:opacity="100%" style:font-name="Times New Roman" fo:font-size="13pt" fo:letter-spacing="normal" fo:font-style="normal" fo:font-weight="normal" officeooo:rsid="0043390e" officeooo:paragraph-rsid="0043390e" style:font-name-asian="Times New Roman" style:font-size-asian="13pt" style:font-size-complex="13pt"/>
    </style:style>
    <style:style style:name="P18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f28bc" officeooo:paragraph-rsid="002df31a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205c03" officeooo:paragraph-rsid="00205c03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29992e" officeooo:paragraph-rsid="0029992e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27f86e" officeooo:paragraph-rsid="0027f86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2adf57" officeooo:paragraph-rsid="002adf5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2bc72a" officeooo:paragraph-rsid="002bc72a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2bc72a" officeooo:paragraph-rsid="002bc72a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1c1c1c" loext:opacity="100%" style:font-name="Times New Roman" fo:font-size="13pt" fo:letter-spacing="normal" fo:font-style="normal" style:text-underline-style="none" fo:font-weight="normal" officeooo:rsid="0031849c" officeooo:paragraph-rsid="0031849c" style:font-name-asian="Times New Roman" style:font-size-asian="13pt" style:font-size-complex="13pt"/>
    </style:style>
    <style:style style:name="P26" style:family="paragraph" style:parent-style-name="Standard">
      <style:text-properties style:font-name="Times New Roman" fo:font-size="14pt" officeooo:rsid="00177bba" officeooo:paragraph-rsid="00177bba" style:font-size-asian="14pt" style:font-size-complex="14pt"/>
    </style:style>
    <style:style style:name="P27" style:family="paragraph" style:parent-style-name="Standard">
      <style:text-properties style:font-name="Times New Roman" fo:font-size="14pt" officeooo:rsid="0025210b" officeooo:paragraph-rsid="0025210b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officeooo:rsid="00177bba" officeooo:paragraph-rsid="00177bba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officeooo:rsid="00177ebd" officeooo:paragraph-rsid="00177ebd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officeooo:rsid="00177ebd" officeooo:paragraph-rsid="0018b564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officeooo:paragraph-rsid="0018b564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officeooo:paragraph-rsid="0045ac48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officeooo:rsid="001bfc85" officeooo:paragraph-rsid="001bfc85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1bfc85" officeooo:paragraph-rsid="001bfc85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officeooo:rsid="001cf433" officeooo:paragraph-rsid="001cf433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officeooo:rsid="00237f3e" officeooo:paragraph-rsid="00237f3e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2pt" officeooo:rsid="00382f09" officeooo:paragraph-rsid="00382f09" style:font-size-asian="12pt" style:font-size-complex="12pt"/>
    </style:style>
    <style:style style:name="P38" style:family="paragraph" style:parent-style-name="Standard">
      <style:text-properties style:font-name="Times New Roman" fo:font-size="12pt" officeooo:rsid="001f28bc" officeooo:paragraph-rsid="002df31a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1af8e4" officeooo:paragraph-rsid="001af8e4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af8e4" officeooo:paragraph-rsid="001af8e4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bfc85" officeooo:paragraph-rsid="001bfc85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4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27f86e" officeooo:paragraph-rsid="0027f86e" style:font-size-asian="12pt" style:font-size-complex="12pt"/>
    </style:style>
    <style:style style:name="P44" style:family="paragraph" style:parent-style-name="Standard">
      <style:text-properties style:font-name="Times New Roman" fo:font-size="14pt" officeooo:rsid="0025210b" officeooo:paragraph-rsid="0025210b" style:font-size-asian="14pt" style:font-size-complex="14pt"/>
    </style:style>
    <style:style style:name="P45" style:family="paragraph" style:parent-style-name="Standard">
      <style:text-properties style:font-name="Times New Roman" fo:font-size="14pt" officeooo:rsid="004a2cf6" officeooo:paragraph-rsid="004a2cf6" style:font-size-asian="14pt" style:font-size-complex="14pt"/>
    </style:style>
    <style:style style:name="P46" style:family="paragraph" style:parent-style-name="Text_20_body" style:list-style-name="L2">
      <style:paragraph-properties fo:margin-left="0cm" fo:margin-right="0cm" fo:line-height="100%" fo:orphans="2" fo:widows="2" fo:text-indent="0cm" style:auto-text-indent="false"/>
      <style:text-properties officeooo:rsid="003f71b9" officeooo:paragraph-rsid="004466c3"/>
    </style:style>
    <style:style style:name="P47" style:family="paragraph" style:parent-style-name="Text_20_body" style:list-style-name="L2">
      <style:paragraph-properties fo:margin-left="0cm" fo:margin-right="0cm" fo:line-height="100%" fo:orphans="2" fo:widows="2" fo:text-indent="0cm" style:auto-text-indent="false"/>
      <style:text-properties fo:font-variant="normal" fo:text-transform="none" fo:color="#1c1c1c" loext:opacity="100%" style:font-name="Times New Roman" fo:font-size="13pt" fo:letter-spacing="normal" fo:font-style="normal" style:text-underline-style="none" fo:font-weight="normal" officeooo:rsid="004466c3" officeooo:paragraph-rsid="004466c3" style:font-name-asian="Times New Roman" style:font-size-asian="13pt" style:font-size-complex="13pt"/>
    </style:style>
    <style:style style:name="P4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1c1c1c" loext:opacity="100%" style:font-name="Times New Roman" fo:font-size="13pt" fo:letter-spacing="normal" fo:font-style="normal" style:text-underline-style="none" fo:font-weight="normal" officeooo:rsid="003f71b9" officeooo:paragraph-rsid="003f71b9" style:font-name-asian="Times New Roman" style:font-size-asian="13pt" style:font-size-complex="13pt"/>
    </style:style>
    <style:style style:name="P4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1c1c1c" loext:opacity="100%" style:font-name="Times New Roman" fo:font-size="13pt" fo:letter-spacing="normal" fo:font-style="normal" style:text-underline-style="none" fo:font-weight="normal" officeooo:rsid="00414827" officeooo:paragraph-rsid="00414827" style:font-name-asian="Times New Roman" style:font-size-asian="13pt" style:font-size-complex="13pt"/>
    </style:style>
    <style:style style:name="T1" style:family="text">
      <style:text-properties officeooo:rsid="00177ebd"/>
    </style:style>
    <style:style style:name="T2" style:family="text">
      <style:text-properties officeooo:rsid="001bfc85"/>
    </style:style>
    <style:style style:name="T3" style:family="text">
      <style:text-properties officeooo:rsid="001cf433"/>
    </style:style>
    <style:style style:name="T4" style:family="text">
      <style:text-properties officeooo:rsid="001ecc00"/>
    </style:style>
    <style:style style:name="T5" style:family="text">
      <style:text-properties officeooo:rsid="001f28bc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45ac48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1f28bc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205c03"/>
    </style:style>
    <style:style style:name="T10" style:family="text">
      <style:text-properties fo:font-variant="normal" fo:text-transform="none" fo:color="#1c1c1c" loext:opacity="100%" style:font-name="Times New Roman" fo:font-size="13pt" fo:letter-spacing="normal" fo:font-style="normal" style:text-underline-style="none" fo:font-weight="normal" style:font-name-asian="Times New Roman" style:font-size-asian="13pt" style:font-size-complex="13pt"/>
    </style:style>
    <style:style style:name="T11" style:family="text">
      <style:text-properties fo:font-variant="normal" fo:text-transform="none" fo:color="#1c1c1c" loext:opacity="100%" style:font-name="Times New Roman" fo:font-size="13pt" fo:letter-spacing="normal" fo:font-style="normal" style:text-underline-style="none" fo:font-weight="bold" style:font-name-asian="Times New Roman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1c1c1c" loext:opacity="100%" style:font-name="Times New Roman" fo:font-size="12pt" fo:letter-spacing="normal" fo:font-style="normal" style:text-underline-style="none" fo:font-weight="normal" style:font-name-asian="Times New Roman" style:font-size-asian="12pt" style:font-size-complex="12pt"/>
    </style:style>
    <style:style style:name="T13" style:family="text">
      <style:text-properties fo:font-variant="normal" fo:text-transform="none" fo:color="#1c1c1c" loext:opacity="100%" style:font-name="Times New Roman" fo:font-size="12pt" fo:letter-spacing="normal" fo:font-style="normal" style:text-underline-style="none" fo:font-weight="normal" officeooo:rsid="002faca0" style:font-name-asian="Times New Roman" style:font-size-asian="12pt" style:font-size-complex="12pt"/>
    </style:style>
    <style:style style:name="T14" style:family="text">
      <style:text-properties fo:font-variant="normal" fo:text-transform="none" fo:color="#1c1c1c" loext:opacity="100%" style:font-name="Times New Roman" fo:font-size="12pt" fo:letter-spacing="normal" fo:font-style="italic" style:text-underline-style="none" fo:font-weight="normal" style:font-name-asian="Times New Roman" style:font-size-asian="12pt" style:font-size-complex="12pt"/>
    </style:style>
    <style:style style:name="T15" style:family="text">
      <style:text-properties fo:font-variant="normal" fo:text-transform="none" fo:color="#1c1c1c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name-asian="Times New Roman" style:font-size-asian="12pt" style:font-size-complex="12pt"/>
    </style:style>
    <style:style style:name="T16" style:family="text">
      <style:text-properties fo:font-variant="normal" fo:text-transform="none" fo:color="#1c1c1c" loext:opacity="100%" style:text-line-through-style="none" style:text-line-through-type="none" style:font-name="Times New Roman" fo:font-size="12pt" fo:letter-spacing="normal" fo:font-style="normal" style:text-underline-style="none" fo:font-weight="normal" officeooo:rsid="002faca0" style:text-blinking="false" style:font-name-asian="Times New Roman" style:font-size-asian="12pt" style:font-size-complex="12pt"/>
    </style:style>
    <style:style style:name="T17" style:family="text">
      <style:text-properties fo:font-variant="normal" fo:text-transform="none" fo:color="#333333" loext:opacity="100%" style:font-name="Times New Roman" fo:font-size="12pt" fo:letter-spacing="normal" fo:font-style="normal" style:text-underline-style="none" fo:font-weight="normal" style:font-name-asian="Times New Roman" style:font-size-asian="12pt" style:font-size-complex="12pt"/>
    </style:style>
    <style:style style:name="T18" style:family="text">
      <style:text-properties fo:font-variant="normal" fo:text-transform="none" fo:color="#333333" loext:opacity="100%" style:font-name="Times New Roman" fo:font-size="12pt" fo:letter-spacing="normal" fo:font-style="normal" style:text-underline-style="none" fo:font-weight="normal" officeooo:rsid="002faca0" style:font-name-asian="Times New Roman" style:font-size-asian="12pt" style:font-size-complex="12pt"/>
    </style:style>
    <style:style style:name="T19" style:family="text">
      <style:text-properties fo:font-variant="normal" fo:text-transform="none" fo:color="#333333" loext:opacity="100%" style:font-name="Times New Roman" fo:font-size="12pt" fo:letter-spacing="normal" fo:font-style="normal" style:text-underline-style="none" fo:font-weight="bold" style:font-name-asian="Times New Roman" style:font-size-asian="12pt" style:font-size-complex="12pt"/>
    </style:style>
    <style:style style:name="T20" style:family="text">
      <style:text-properties fo:font-variant="normal" fo:text-transform="none" fo:color="#333333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name-asian="Times New Roman" style:font-size-asian="12pt" style:font-size-complex="12pt"/>
    </style:style>
    <style:style style:name="T21" style:family="text">
      <style:text-properties fo:font-variant="normal" fo:text-transform="none" fo:color="#333333" loext:opacity="100%" style:text-line-through-style="none" style:text-line-through-type="none" style:font-name="Times New Roman" fo:font-size="12pt" fo:letter-spacing="normal" fo:font-style="normal" style:text-underline-style="none" fo:font-weight="normal" officeooo:rsid="002faca0" style:text-blinking="false" style:font-name-asian="Times New Roman" style:font-size-asian="12pt" style:font-size-complex="12pt"/>
    </style:style>
    <style:style style:name="T22" style:family="text">
      <style:text-properties fo:color="#000000" loext:opacity="100%" officeooo:rsid="001f28bc"/>
    </style:style>
    <style:style style:name="T23" style:family="text">
      <style:text-properties officeooo:rsid="0022337c"/>
    </style:style>
    <style:style style:name="T24" style:family="text">
      <style:text-properties officeooo:rsid="00237f3e"/>
    </style:style>
    <style:style style:name="T25" style:family="text">
      <style:text-properties officeooo:rsid="0023f12d"/>
    </style:style>
    <style:style style:name="T26" style:family="text">
      <style:text-properties officeooo:rsid="0025210b"/>
    </style:style>
    <style:style style:name="T27" style:family="text">
      <style:text-properties officeooo:rsid="0027f86e"/>
    </style:style>
    <style:style style:name="T28" style:family="text">
      <style:text-properties officeooo:rsid="0029992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7f86e" style:font-weight-asian="bold" style:font-weight-complex="bold"/>
    </style:style>
    <style:style style:name="T31" style:family="text">
      <style:text-properties fo:font-weight="bold" officeooo:rsid="001cf433" style:font-weight-asian="bold" style:font-weight-complex="bold"/>
    </style:style>
    <style:style style:name="T32" style:family="text">
      <style:text-properties fo:font-weight="bold" officeooo:rsid="0038a732" style:font-weight-asian="bold" style:font-weight-complex="bold"/>
    </style:style>
    <style:style style:name="T33" style:family="text">
      <style:text-properties fo:font-weight="bold" officeooo:rsid="0045ac48" style:font-weight-asian="bold" style:font-weight-complex="bold"/>
    </style:style>
    <style:style style:name="T34" style:family="text">
      <style:text-properties fo:font-weight="bold" officeooo:rsid="001f28bc" style:font-weight-asian="bold" style:font-weight-complex="bold"/>
    </style:style>
    <style:style style:name="T35" style:family="text">
      <style:text-properties officeooo:rsid="002adf57"/>
    </style:style>
    <style:style style:name="T36" style:family="text">
      <style:text-properties officeooo:rsid="002b55bf"/>
    </style:style>
    <style:style style:name="T37" style:family="text">
      <style:text-properties officeooo:rsid="002bc72a"/>
    </style:style>
    <style:style style:name="T38" style:family="text">
      <style:text-properties style:font-weight-asian="normal" style:font-weight-complex="normal"/>
    </style:style>
    <style:style style:name="T39" style:family="text">
      <style:text-properties officeooo:rsid="002ce769"/>
    </style:style>
    <style:style style:name="T40" style:family="text">
      <style:text-properties officeooo:rsid="002d2e89"/>
    </style:style>
    <style:style style:name="T41" style:family="text">
      <style:text-properties officeooo:rsid="002df31a"/>
    </style:style>
    <style:style style:name="T42" style:family="text">
      <style:text-properties fo:color="#1c1c1c" loext:opacity="100%" style:font-name="Times New Roman" style:text-underline-style="none" style:font-name-asian="Times New Roman" style:font-weight-asian="bold" style:font-weight-complex="bold"/>
    </style:style>
    <style:style style:name="T43" style:family="text">
      <style:text-properties fo:color="#1c1c1c" loext:opacity="100%" style:font-name="Times New Roman" style:text-underline-style="none" officeooo:rsid="002faca0" style:font-name-asian="Times New Roman" style:font-weight-asian="bold" style:font-weight-complex="bold"/>
    </style:style>
    <style:style style:name="T44" style:family="text">
      <style:text-properties fo:color="#1c1c1c" loext:opacity="100%" style:font-name="Times New Roman" style:text-underline-style="none" fo:font-weight="bold" style:font-name-asian="Times New Roman" style:font-weight-asian="bold" style:font-weight-complex="bold"/>
    </style:style>
    <style:style style:name="T45" style:family="text">
      <style:text-properties fo:color="#1c1c1c" loext:opacity="100%" style:font-name="Times New Roman" style:text-underline-style="none" fo:font-weight="bold" officeooo:rsid="002faca0" style:font-name-asian="Times New Roman" style:font-weight-asian="bold" style:font-weight-complex="bold"/>
    </style:style>
    <style:style style:name="T46" style:family="text">
      <style:text-properties fo:color="#1c1c1c" loext:opacity="100%" style:text-line-through-style="none" style:text-line-through-type="none" style:font-name="Times New Roman" style:text-underline-style="none" fo:font-weight="bold" style:text-blinking="false" style:font-name-asian="Times New Roman" style:font-weight-asian="bold" style:font-weight-complex="bold"/>
    </style:style>
    <style:style style:name="T47" style:family="text">
      <style:text-properties fo:color="#1c1c1c" loext:opacity="100%" style:text-line-through-style="none" style:text-line-through-type="none" style:font-name="Times New Roman" style:text-underline-style="none" style:text-blinking="false" style:font-name-asian="Times New Roman" style:font-weight-asian="bold" style:font-weight-complex="bold"/>
    </style:style>
    <style:style style:name="T48" style:family="text">
      <style:text-properties fo:color="#1c1c1c" loext:opacity="100%" style:text-line-through-style="none" style:text-line-through-type="none" style:font-name="Times New Roman" fo:font-style="italic" style:text-underline-style="none" fo:font-weight="bold" style:text-blinking="false" style:font-name-asian="Times New Roman" style:font-weight-asian="bold" style:font-weight-complex="bold"/>
    </style:style>
    <style:style style:name="T49" style:family="text">
      <style:text-properties fo:color="#111111" loext:opacity="100%" style:text-line-through-style="none" style:text-line-through-type="none" style:font-name="Times New Roman" style:text-underline-style="none" fo:font-weight="bold" style:text-blinking="false" style:font-name-asian="Times New Roman" style:font-weight-asian="bold" style:font-weight-complex="bold"/>
    </style:style>
    <style:style style:name="T50" style:family="text">
      <style:text-properties officeooo:rsid="003612a7"/>
    </style:style>
    <style:style style:name="T51" style:family="text">
      <style:text-properties officeooo:rsid="0038a732"/>
    </style:style>
    <style:style style:name="T52" style:family="text">
      <style:text-properties officeooo:rsid="003a614d"/>
    </style:style>
    <style:style style:name="T53" style:family="text">
      <style:text-properties officeooo:rsid="004466c3"/>
    </style:style>
    <style:style style:name="T54" style:family="text">
      <style:text-properties officeooo:rsid="0045ac48"/>
    </style:style>
    <style:style style:name="T55" style:family="text">
      <style:text-properties fo:font-weight="normal" officeooo:rsid="0045ac48" style:font-weight-asian="normal" style:font-weight-complex="normal"/>
    </style:style>
    <style:style style:name="T56" style:family="text">
      <style:text-properties fo:color="#333333" loext:opacity="100%" style:font-name="Times New Roman" fo:font-size="12pt" style:text-underline-style="none" style:font-size-asian="12pt" style:font-size-complex="12pt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Instituto Federal de Ciência, Educação e Tecnologia do Piauí – <text:span text:style-name="T26">IFPI</text:span></text:p>
      <text:p text:style-name="P27">Curso: Análise e Desenvolvimento de Sistemas – ADS</text:p>
      <text:p text:style-name="P27">Turno: Tarde</text:p>
      <text:p text:style-name="P45">Disciplina: Programação Orientada a Objetos</text:p>
      <text:p text:style-name="P26">Aluno: Vinícius Gomes Araújo Costa</text:p>
      <text:p text:style-name="P26">Matrícula: 20191ADS0274</text:p>
      <text:p text:style-name="P27">Profº Ely Miranda</text:p>
      <text:p text:style-name="P1"/>
      <text:p text:style-name="P28">1) Pois bem, partindo do pressuposto de o cientista da computação ter o foco em resolver problemas, por exemplo, a Programação Orientada a Objetos estuda a abstração, a análise e a modularização de questões comuns a ter objetos e classes na hierarquia d<text:span text:style-name="T1">e sua </text:span><text:span text:style-name="T29">tipagem TypeScript</text:span>.</text:p>
      <text:p text:style-name="P28"/>
      <text:p text:style-name="P28"><text:span text:style-name="T29">Objetos</text:span>: são <text:span text:style-name="T1">entidades relevantes que eu adiciono, declaro e </text:span><text:span text:style-name="T23">as </text:span><text:span text:style-name="T1">chamo por ‘nomeVariavel’ em um d</text:span><text:span text:style-name="T23">eterminado </text:span><text:span text:style-name="T1">contexto;</text:span></text:p>
      <text:p text:style-name="P29"><text:span text:style-name="T29">Classes</text:span>: são atributos ou características pessoais citadas em um Banco de Dados qualquer, referido na minha abstração determinado pelo usuário;</text:p>
      <text:p text:style-name="P2"/>
      <text:p text:style-name="P30">2) De forma breve, o uso desta ferramenta aprimorada (linguagem de programação <text:span text:style-name="T29">TypeScript</text:span>) que é o campo de estudo da disciplina em questão, atributos personificam e dão vida aos meus objetos, simplificados de forma computacional. E método é um conjunto ou levantamento empírico de ideias que eu, programador, seleciono para ter acesso a um sistema. Exemplo_1: o <text:span text:style-name="T29">Suap-Edu</text:span> é um sistema amplo de ensino único do Instituto Federal do Piauí. Exemplo_2: Aluno é meu objeto e CPF ou <text:span text:style-name="T27">N</text:span>ome são meus métodos <text:span text:style-name="T23">que classificam meu objeto </text:span><text:span text:style-name="T27">Aluno.</text:span></text:p>
      <text:p text:style-name="P31"/>
      <text:p text:style-name="P3">3)</text:p>
      <text:p text:style-name="P3"/>
      <table:table table:name="Tabela1" table:style-name="Tabela1">
        <table:table-column table:style-name="Tabela1.A"/>
        <table:table-column table:style-name="Tabela1.B"/>
        <table:table-row table:style-name="TableLine1978402154272">
          <table:table-cell table:style-name="Tabela1.A1" office:value-type="string">
            <text:p text:style-name="P40">Atributo</text:p>
          </table:table-cell>
          <table:table-cell table:style-name="Tabela1.B1" office:value-type="string">
            <text:p text:style-name="P39">Sistema em que ele é importante</text:p>
          </table:table-cell>
        </table:table-row>
        <table:table-row table:style-name="TableLine1978402159168">
          <table:table-cell table:style-name="Tabela1.A2" office:value-type="string">
            <text:p text:style-name="P40">Peso</text:p>
          </table:table-cell>
          <table:table-cell table:style-name="Tabela1.B2" office:value-type="string">
            <text:p text:style-name="P39">Frigorífico ou Academia</text:p>
          </table:table-cell>
        </table:table-row>
        <table:table-row table:style-name="TableLine1978402152832">
          <table:table-cell table:style-name="Tabela1.A2" office:value-type="string">
            <text:p text:style-name="P40">Tipo de CNH</text:p>
          </table:table-cell>
          <table:table-cell table:style-name="Tabela1.B2" office:value-type="string">
            <text:p text:style-name="P39">DETRAN</text:p>
          </table:table-cell>
        </table:table-row>
        <table:table-row table:style-name="TableLine1978402151680">
          <table:table-cell table:style-name="Tabela1.A2" office:value-type="string">
            <text:p text:style-name="P40">Tipo sanguíneo</text:p>
          </table:table-cell>
          <table:table-cell table:style-name="Tabela1.B2" office:value-type="string">
            <text:p text:style-name="P39">Hospitais e clínicas</text:p>
          </table:table-cell>
        </table:table-row>
        <table:table-row table:style-name="TableLine1978402157152">
          <table:table-cell table:style-name="Tabela1.A2" office:value-type="string">
            <text:p text:style-name="P40">Habilidade destra</text:p>
          </table:table-cell>
          <table:table-cell table:style-name="Tabela1.B2" office:value-type="string">
            <text:p text:style-name="P39">Escola<text:span text:style-name="T54">s</text:span> e instituições de ensino infantil, <text:span text:style-name="T54">Igreja</text:span></text:p>
          </table:table-cell>
        </table:table-row>
        <table:table-row table:style-name="TableLine1978402157440">
          <table:table-cell table:style-name="Tabela1.A2" office:value-type="string">
            <text:p text:style-name="P40">Percentual de gordura</text:p>
          </table:table-cell>
          <table:table-cell table:style-name="Tabela1.B2" office:value-type="string">
            <text:p text:style-name="P39">Sanduíche do Subway – alimentação saudável e rede de fast foo<text:span text:style-name="T24">d </text:span>nacional</text:p>
          </table:table-cell>
        </table:table-row>
        <table:table-row table:style-name="TableLine1978402160608">
          <table:table-cell table:style-name="Tabela1.A2" office:value-type="string">
            <text:p text:style-name="P40">Saldo em conta</text:p>
          </table:table-cell>
          <table:table-cell table:style-name="Tabela1.B2" office:value-type="string">
            <text:p text:style-name="P39">Caixa Econômica Federal, <text:span text:style-name="T2">Loterias</text:span></text:p>
          </table:table-cell>
        </table:table-row>
        <table:table-row table:style-name="TableLine1978402161184">
          <table:table-cell table:style-name="Tabela1.A2" office:value-type="string">
            <text:p text:style-name="P41">Etnia</text:p>
          </table:table-cell>
          <table:table-cell table:style-name="Tabela1.B2" office:value-type="string">
            <text:p text:style-name="P34">Exame Nacional do Ensino Médio - Enem</text:p>
          </table:table-cell>
        </table:table-row>
      </table:table>
      <text:p text:style-name="P3"/>
      <text:p text:style-name="P33">4) <text:span text:style-name="T3">Considerando os </text:span><text:span text:style-name="T31">objetos Pessoa e Conta</text:span><text:span text:style-name="T3">:</text:span></text:p>
      <text:p text:style-name="P35">a . </text:p>
      <text:p text:style-name="P35"><text:span text:style-name="T29">Sim</text:span>, pois meu sistema bancário possui uma prototipação de software justa e modelável que envolve um projeto de software: adaptação bem estruturada para a sistema operacional <text:span text:style-name="T25">A</text:span>ndroid e <text:span text:style-name="T25">IOS</text:span>, conexão com Banco de Dados <text:span text:style-name="T4">online e offline que armazena meu sistema.</text:span></text:p>
      <text:p text:style-name="P35">Meu atributo interno pessoa possui a titularidade da minha entidade conta, <text:span text:style-name="T50">enquanto </text:span>sem ela não poderia ter acesso já que minha tela <text:span text:style-name="T54">a</text:span>parece as informações como: creditar, depositar, consultar saldo, <text:span text:style-name="T50">transferir dinheiro, </text:span>entre outras funções. Entretanto, necessita possuir <text:span text:style-name="T4">cadastro de </text:span>usuário <text:span text:style-name="T25">(uma ID)</text:span>, <text:span text:style-name="T4">uma senha pesso</text:span><text:span text:style-name="T25">al </text:span><text:span text:style-name="T4">e intransferível e outras informações que eu precisaria no decorrer do curso </text:span><text:span text:style-name="T50">para as disciplinas de Estrutura de Dados I e Engenharia de Software II.</text:span></text:p>
      <text:p text:style-name="P36"><text:s/>B .</text:p>
      <text:p text:style-name="P37">Trata-se de um paradigma orientado a objetos: os principais elementos são objetos.</text:p>
      <text:p text:style-name="P37"><text:soft-page-break/>Na questão <text:span text:style-name="T51">quatro </text:span><text:span text:style-name="T52">t</text:span>enho 2 objetos que são minhas entidades: Pessoa e Conta.</text:p>
      <text:p text:style-name="P32"><text:span text:style-name="T32">Sim</text:span><text:span text:style-name="T4">, pois </text:span><text:span text:style-name="T5">segundo meu ecossistema computacional dado, a pessoa pode possuir mais de uma conta como atributo e </text:span><text:span text:style-name="T54">não somente </text:span><text:span text:style-name="T5">uma classe instanciada; possuindo movimentação bancária </text:span><text:span text:style-name="T54">a qual será interessante o titular da conta possuir o Objeto saldo avaliado pelos meus métodos valorsaldo(), valorextrato(), enfim</text:span><text:span text:style-name="T5">.</text:span></text:p>
      <text:p text:style-name="P32"><text:span text:style-name="T54">O conceito e uso de </text:span><text:span text:style-name="T33">á</text:span><text:span text:style-name="T34">rvores binárias </text:span><text:span text:style-name="T55">encaixaria perfeitamente no uso de apps</text:span><text:span text:style-name="T22">: a</text:span><text:span text:style-name="T6">plicativos de pesquisa com entrada constante de dados; algoritmos de compactação de dados </text:span><text:span text:style-name="T7">serviria </text:span><text:span text:style-name="T8">melhor no meu sistema bancário.</text:span></text:p>
      <text:p text:style-name="P10"/>
      <text:p text:style-name="P18">5)</text:p>
      <text:p text:style-name="P38"><text:span text:style-name="T9">Código da matrícula, </text:span><text:span text:style-name="T6">Nome, CPF, Data de Na</text:span><text:span text:style-name="T9">s</text:span><text:span text:style-name="T6">cimento </text:span><text:span text:style-name="T9">e Turma.</text:span></text:p>
      <text:p text:style-name="P11"/>
      <text:p text:style-name="P19">6)</text:p>
      <text:p text:style-name="P19">Em um jogo como <text:span text:style-name="T30">Ultra Street Fighter IV</text:span><text:span text:style-name="T27"> </text:span>temos: personagens, história (enredo), classe de heróis e gênero <text:span text:style-name="T27">do meu jogo.</text:span></text:p>
      <text:p text:style-name="P19"/>
      <text:p text:style-name="P20"><text:span text:style-name="T29">Nome do jogo</text:span>: <text:span text:style-name="T29">Ultra Street Fighter IV</text:span>;</text:p>
      <text:p text:style-name="P20"/>
      <text:p text:style-name="P21"><text:span text:style-name="T29">Gênero do jogo</text:span>: luta <text:span text:style-name="T39">de torneio de artes marciais;</text:span></text:p>
      <text:p text:style-name="P21"/>
      <text:p text:style-name="P21"><text:span text:style-name="T29">Objetos</text:span>: o jogo é movido a um Joystick <text:span text:style-name="T36">(controle dualshock 4) </text:span>com combinação de comandos conhecida como combo Ultra e combo Super os quais combinados definem poderes especiais <text:span text:style-name="T28">a minha classe de heróis:</text:span></text:p>
      <text:list xml:id="list3204047371" text:style-name="L1">
        <text:list-item>
          <text:p text:style-name="P43">seta direita + quadrado;</text:p>
        </text:list-item>
        <text:list-item>
          <text:p text:style-name="P43">seta esquerda + quadrado;</text:p>
        </text:list-item>
        <text:list-item>
          <text:p text:style-name="P43">seta direita + bola;</text:p>
        </text:list-item>
        <text:list-item>
          <text:p text:style-name="P43">seta esquerda + bola;</text:p>
        </text:list-item>
        <text:list-item>
          <text:p text:style-name="P43">seta esquerda + triângulo + L1;</text:p>
        </text:list-item>
        <text:list-item>
          <text:p text:style-name="P43">seta esquerda + <text:span text:style-name="T28">bola + </text:span>analógico + L1 + R1;</text:p>
        </text:list-item>
      </text:list>
      <text:p text:style-name="P21"/>
      <text:p text:style-name="P22">Paisagem ou escolha de paisagem, trilha sonora, evolução do personagem modo história, Modo de luta – exemplos: versus, online, multiplayer, <text:span text:style-name="T36">potência, agilidade, força, inteligência, frases de efeito.</text:span></text:p>
      <text:p text:style-name="P21"/>
      <text:p text:style-name="P20"><text:span text:style-name="T29">Atributos</text:span><text:span text:style-name="T38">:</text:span> O meu jogo possui: país de origem do personagem, região do planeta em que possui fãs e atuação, nível de fúria do meu personagem, dinheiro (quantidade de riqueza), religião ou ausência de religião, <text:span text:style-name="T35">treino do personagem e seleção de figuras, raciocínio do meu personagem (nível de inteligência), </text:span><text:span text:style-name="T41">honra, </text:span><text:span text:style-name="T35">cor da roupa (escolha do vestuário completo), soco, </text:span><text:span text:style-name="T37">chute, poder, queda, destreza, saudação (cena de entrada), </text:span><text:span text:style-name="T40">poder.</text:span></text:p>
      <text:p text:style-name="P20"/>
      <text:p text:style-name="P20"><text:span text:style-name="T29">Métodos</text:span>: O comportamento do meu jogo é <text:span text:style-name="T35">voltado para s</text:span>eu estilo de luta <text:span text:style-name="T35">de </text:span><text:span text:style-name="T54">torneio </text:span>- <text:span text:style-name="T54">j</text:span>ogo de luta em 3ª pessoa o qual o usuário controla os movimentos, meu herói é alto, magro, gordo, lento, rápido, forte, super forte, ultra forte, se meu personagem luta Muay Thai, Judô, Thae<text:span text:style-name="T37">kwon</text:span>d<text:span text:style-name="T37">o</text:span>, Jiu-Jitsu, <text:span text:style-name="T54">a</text:span>rtes marciais mistas, MMA, UFC, boxe.</text:p>
      <text:p text:style-name="P20"/>
      <text:p text:style-name="P23">Exemplificando meu jogo cito um personagem: <text:span text:style-name="T29">Ryu</text:span></text:p>
      <text:p text:style-name="P24"/>
      <text:p text:style-name="P16"><text:span text:style-name="T43">É</text:span><text:span text:style-name="T42"> um </text:span><text:a xlink:type="simple" xlink:href="https://pt.wikipedia.org/wiki/Personagem_fictício" text:style-name="Internet_20_link" text:visited-style-name="Visited_20_Internet_20_Link"><text:span text:style-name="T49">personagem fictício</text:span></text:a><text:span text:style-name="T46"> </text:span><text:span text:style-name="T44">e </text:span><text:span text:style-name="T45">protagonista</text:span><text:span text:style-name="T47"> </text:span><text:span text:style-name="T42">da </text:span><text:span text:style-name="T43">franquia</text:span><text:span text:style-name="T47"> </text:span><text:span text:style-name="T42">de </text:span><text:span text:style-name="T43">jogos eletrônicos de luta</text:span><text:span text:style-name="T47"> </text:span><text:a xlink:type="simple" xlink:href="https://pt.wikipedia.org/wiki/Street_Fighter" text:style-name="Internet_20_link" text:visited-style-name="Visited_20_Internet_20_Link"><text:span text:style-name="T48">Street Fighter</text:span></text:a><text:span text:style-name="T42">.</text:span></text:p>
      <text:p text:style-name="P42"><text:span text:style-name="T12">Ryu estreou o primeiro </text:span><text:span text:style-name="T13">Street Fighter </text:span><text:span text:style-name="T12">em 1987, onde ele e seu melhor amigo </text:span><text:span text:style-name="T13">Ken Masters</text:span><text:span text:style-name="T15"> </text:span><text:span text:style-name="T12">eram pa</text:span><text:span text:style-name="T17">rticipantes de um torneio de </text:span><text:a xlink:type="simple" xlink:href="https://pt.wikipedia.org/wiki/Artes_marciais" text:style-name="Internet_20_link" text:visited-style-name="Visited_20_Internet_20_Link"><text:span text:style-name="T20">artes marciais</text:span></text:a><text:span text:style-name="T17">. Os demais jogos que sucederam o primeiro mostram o foco de Ryu em seu treinamento para se tornar o mais forte possível, bem como um lutador honrado. Contudo, ele se torna alvo de vários vilões que desejam usá-lo para atingir seus objetivos pessoais, tais como o criminoso </text:span><text:a xlink:type="simple" xlink:href="https://pt.wikipedia.org/wiki/M._Bison" text:style-name="Internet_20_link" text:visited-style-name="Visited_20_Internet_20_Link"><text:span text:style-name="T20">M</text:span></text:a><text:a xlink:type="simple" xlink:href="https://pt.wikipedia.org/wiki/M._Bison" text:style-name="Internet_20_link" text:visited-style-name="Visited_20_Internet_20_Link"><text:span text:style-name="T21">r.</text:span></text:a><text:a xlink:type="simple" xlink:href="https://pt.wikipedia.org/wiki/M._Bison" text:style-name="Internet_20_link" text:visited-style-name="Visited_20_Internet_20_Link"><text:span text:style-name="T56"> Bison</text:span></text:a><text:span text:style-name="T20"> </text:span><text:span text:style-name="T17">e seu arqui-inimigo </text:span><text:a xlink:type="simple" xlink:href="https://pt.wikipedia.org/wiki/Akuma" text:style-name="Internet_20_link" text:visited-style-name="Visited_20_Internet_20_Link"><text:span text:style-name="T20">Akuma</text:span></text:a><text:span text:style-name="T17">. Ryu ainda tem de lidar com </text:span><text:soft-page-break/><text:span text:style-name="T17">um poder sombrio que tenta consumi-lo, o Satsui no Hado, que o transforma em seu </text:span><text:span text:style-name="T18">alter ego </text:span><text:span text:style-name="T19">Evil Ryu. </text:span><text:span text:style-name="T12">Com a popularidade dos jogos </text:span><text:span text:style-name="T14">Street Fighter</text:span><text:span text:style-name="T12">, Ryu se tornou um ícone japonês e o modelo de artista marcial em uma jornada sem fim para se tornar mais forte, bem como fonte de inspiração para a criação de diversos personagens lutadores. Ele foi licenciado e adaptado em diversas mídias como </text:span><text:a xlink:type="simple" xlink:href="https://pt.wikipedia.org/wiki/Anime" text:style-name="Internet_20_link" text:visited-style-name="Visited_20_Internet_20_Link"><text:span text:style-name="T15">animes</text:span></text:a><text:span text:style-name="T12">, </text:span><text:a xlink:type="simple" xlink:href="https://pt.wikipedia.org/wiki/Quadrinho" text:style-name="Internet_20_link" text:visited-style-name="Visited_20_Internet_20_Link"><text:span text:style-name="T15">quadrinh</text:span></text:a><text:span text:style-name="T16">os </text:span><text:span text:style-name="T12">e </text:span><text:a xlink:type="simple" xlink:href="https://pt.wikipedia.org/wiki/Live-action" text:style-name="Internet_20_link" text:visited-style-name="Visited_20_Internet_20_Link"><text:span text:style-name="T15">filmes live-actio</text:span></text:a><text:span text:style-name="T16">n</text:span><text:span text:style-name="T12">e é alvo de inúmeros produtos e mercadorias. Ele também aparece em uma longa lista de </text:span><text:a xlink:type="simple" xlink:href="https://pt.wikipedia.org/wiki/Crossover_(ficção)" text:style-name="Internet_20_link" text:visited-style-name="Visited_20_Internet_20_Link"><text:span text:style-name="T15">cross</text:span></text:a><text:span text:style-name="T16">overs c</text:span><text:span text:style-name="T12">om outras franquias, notavelmente o universo </text:span><text:a xlink:type="simple" xlink:href="https://pt.wikipedia.org/wiki/Marvel" text:style-name="Internet_20_link" text:visited-style-name="Visited_20_Internet_20_Link"><text:span text:style-name="T15">Marvel</text:span></text:a><text:span text:style-name="T12">. Críticas ao seu respeito têm sido extremamente positivas, com sua aparência e personalidade simples sendo frequentemente elogiadas, levando Ryu a se tornar um dos personagens mais populares de </text:span><text:span text:style-name="T14">Street Fighter </text:span><text:span text:style-name="T12">e da indústria de videogames. Ele é considerado por muitos o personagem de jogos de luta mais famoso da história.</text:span></text:p>
      <text:list xml:id="list3064638479" text:style-name="L2">
        <text:list-item>
          <text:p text:style-name="P47">10ª questão:</text:p>
          <text:p text:style-name="P46"><text:span text:style-name="T10">Representar </text:span><text:span text:style-name="T11">as classes</text:span><text:span text:style-name="T10"> das questões 7º, 8º e 9º no formato </text:span><text:span text:style-name="T11">UML</text:span><text:span text:style-name="T10"> (</text:span><text:span text:style-name="T11">Unified Modeling Language</text:span><text:span text:style-name="T10">) :</text:span></text:p>
        </text:list-item>
      </text:list>
      <text:p text:style-name="P48">7)</text:p>
      <table:table table:name="Tabela2" table:style-name="Tabela2" table:template-name="Academic">
        <table:table-column table:style-name="Tabela2.A"/>
        <table:table-column table:style-name="Tabela2.B"/>
        <table:table-row table:style-name="TableLine1978402161472">
          <table:table-cell table:style-name="Tabela2.A1" office:value-type="string">
            <text:p text:style-name="P6">Classe Retângulo</text:p>
          </table:table-cell>
          <table:table-cell table:style-name="Tabela2.A1" office:value-type="string">
            <text:p text:style-name="P6">Objeto Perímetro</text:p>
          </table:table-cell>
        </table:table-row>
        <table:table-row table:style-name="TableLine1978402162624">
          <table:table-cell table:style-name="Tabela2.A2" office:value-type="string">
            <text:p text:style-name="P6"><text:span text:style-name="T53">b</text:span>ase: N<text:span text:style-name="T53">umber</text:span></text:p>
          </table:table-cell>
          <table:table-cell table:style-name="Tabela2.A2" office:value-type="string">
            <text:p text:style-name="P6"><text:span text:style-name="T53">b</text:span>ase: 6</text:p>
          </table:table-cell>
        </table:table-row>
        <table:table-row table:style-name="Tabela2.3">
          <table:table-cell table:style-name="Tabela2.A3" office:value-type="string">
            <text:p text:style-name="P6"><text:span text:style-name="T53">a</text:span>ltura : <text:span text:style-name="T53">Number</text:span></text:p>
          </table:table-cell>
          <table:table-cell table:style-name="Tabela2.A3" office:value-type="string">
            <text:p text:style-name="P6"><text:span text:style-name="T53">a</text:span>ltura: 4</text:p>
          </table:table-cell>
        </table:table-row>
      </table:table>
      <text:p text:style-name="P48"/>
      <text:p text:style-name="P49">8)</text:p>
      <table:table table:name="Tabela3" table:style-name="Tabela3" table:template-name="Academic">
        <table:table-column table:style-name="Tabela3.A"/>
        <table:table-column table:style-name="Tabela3.B"/>
        <table:table-row table:style-name="TableLine1978402151392">
          <table:table-cell table:style-name="Tabela3.A1" office:value-type="string">
            <text:p text:style-name="P7">Classe Círculo</text:p>
          </table:table-cell>
          <table:table-cell table:style-name="Tabela3.A1" office:value-type="string">
            <text:p text:style-name="P7">Objeto Área</text:p>
          </table:table-cell>
        </table:table-row>
        <table:table-row table:style-name="TableLine1978402143328">
          <table:table-cell table:style-name="Tabela3.A2" office:value-type="string">
            <text:p text:style-name="P7">Nome: String</text:p>
          </table:table-cell>
          <table:table-cell table:style-name="Tabela3.A2" office:value-type="string">
            <text:p text:style-name="P7">Nome: terreno do Vinícius</text:p>
          </table:table-cell>
        </table:table-row>
        <table:table-row table:style-name="TableLine1978402140448">
          <table:table-cell table:style-name="Tabela3.A2" office:value-type="string">
            <text:p text:style-name="P7">Ano: Number</text:p>
          </table:table-cell>
          <table:table-cell table:style-name="Tabela3.A2" office:value-type="string">
            <text:p text:style-name="P7">Ano: 2022</text:p>
          </table:table-cell>
        </table:table-row>
        <table:table-row table:style-name="TableLine1978402149088">
          <table:table-cell table:style-name="Tabela3.A2" office:value-type="string">
            <text:p text:style-name="P7">Preço: Number</text:p>
          </table:table-cell>
          <table:table-cell table:style-name="Tabela3.A2" office:value-type="string">
            <text:p text:style-name="P7">Preço: 80000</text:p>
          </table:table-cell>
        </table:table-row>
        <table:table-row table:style-name="TableLine1978402142176">
          <table:table-cell table:style-name="Tabela3.A2" office:value-type="string">
            <text:p text:style-name="P7">Raio: Number</text:p>
          </table:table-cell>
          <table:table-cell table:style-name="Tabela3.A2" office:value-type="string">
            <text:p text:style-name="P7">Raio: 5</text:p>
          </table:table-cell>
        </table:table-row>
        <table:table-row table:style-name="TableLine1978402132960">
          <table:table-cell table:style-name="Tabela3.A6" office:value-type="string">
            <text:p text:style-name="P7">Pi: Number</text:p>
          </table:table-cell>
          <table:table-cell table:style-name="Tabela3.A6" office:value-type="string">
            <text:p text:style-name="P7">Pi: 3.15</text:p>
          </table:table-cell>
        </table:table-row>
      </table:table>
      <text:p text:style-name="P49"/>
      <table:table table:name="Tabela4" table:style-name="Tabela4" table:template-name="Academic">
        <table:table-column table:style-name="Tabela4.A" table:number-columns-repeated="2"/>
        <table:table-row table:style-name="TableLine1978402136128">
          <table:table-cell table:style-name="Tabela4.A1" office:value-type="string">
            <text:p text:style-name="P8">Classe Círculo</text:p>
          </table:table-cell>
          <table:table-cell table:style-name="Tabela4.A1" office:value-type="string">
            <text:p text:style-name="P8">Objeto Perímetro</text:p>
          </table:table-cell>
        </table:table-row>
        <table:table-row table:style-name="TableLine1978402144480">
          <table:table-cell table:style-name="Tabela4.A2" office:value-type="string">
            <text:p text:style-name="P8">Nome: String</text:p>
          </table:table-cell>
          <table:table-cell table:style-name="Tabela4.A2" office:value-type="string">
            <text:p text:style-name="P8">Nome: terreno do Vinícius</text:p>
          </table:table-cell>
        </table:table-row>
        <table:table-row table:style-name="TableLine1978402148224">
          <table:table-cell table:style-name="Tabela4.A2" office:value-type="string">
            <text:p text:style-name="P8">Ano: Number</text:p>
          </table:table-cell>
          <table:table-cell table:style-name="Tabela4.A2" office:value-type="string">
            <text:p text:style-name="P8">Ano: 2022</text:p>
          </table:table-cell>
        </table:table-row>
        <table:table-row table:style-name="TableLine1978402144192">
          <table:table-cell table:style-name="Tabela4.A2" office:value-type="string">
            <text:p text:style-name="P8">Preço: Number</text:p>
          </table:table-cell>
          <table:table-cell table:style-name="Tabela4.A2" office:value-type="string">
            <text:p text:style-name="P8">Preço: 80000</text:p>
          </table:table-cell>
        </table:table-row>
        <table:table-row table:style-name="TableLine1978402149376">
          <table:table-cell table:style-name="Tabela4.A2" office:value-type="string">
            <text:p text:style-name="P8">Raio: Number</text:p>
          </table:table-cell>
          <table:table-cell table:style-name="Tabela4.A2" office:value-type="string">
            <text:p text:style-name="P8">Raio: 5</text:p>
          </table:table-cell>
        </table:table-row>
        <table:table-row table:style-name="TableLine1978402134400">
          <table:table-cell table:style-name="Tabela4.A6" office:value-type="string">
            <text:p text:style-name="P8">Pi: Number</text:p>
          </table:table-cell>
          <table:table-cell table:style-name="Tabela4.A6" office:value-type="string">
            <text:p text:style-name="P8">Pi: 3.15</text:p>
          </table:table-cell>
        </table:table-row>
      </table:table>
      <text:p text:style-name="P25"/>
      <text:p text:style-name="P17">9)</text:p>
      <table:table table:name="Tabela5" table:style-name="Tabela5" table:template-name="Academic">
        <table:table-column table:style-name="Tabela5.A"/>
        <table:table-column table:style-name="Tabela5.B"/>
        <table:table-row table:style-name="TableLine1978402149664">
          <table:table-cell table:style-name="Tabela5.A1" office:value-type="string">
            <text:p text:style-name="P9">Classe Situação Financeira</text:p>
          </table:table-cell>
          <table:table-cell table:style-name="Tabela5.A1" office:value-type="string">
            <text:p text:style-name="P9">Objeto Saldo</text:p>
          </table:table-cell>
        </table:table-row>
        <table:table-row table:style-name="TableLine1978402143904">
          <table:table-cell table:style-name="Tabela5.A2" office:value-type="string">
            <text:p text:style-name="P9">nomeBanco: String</text:p>
          </table:table-cell>
          <table:table-cell table:style-name="Tabela5.A2" office:value-type="string">
            <text:p text:style-name="P9">nomeBanco: Caixa Econômica Federal</text:p>
          </table:table-cell>
        </table:table-row>
        <table:table-row table:style-name="TableLine1978402142464">
          <table:table-cell table:style-name="Tabela5.A2" office:value-type="string">
            <text:p text:style-name="P9">valorCredito: Number</text:p>
          </table:table-cell>
          <table:table-cell table:style-name="Tabela5.A2" office:value-type="string">
            <text:p text:style-name="P9">valorCredito: 2000</text:p>
          </table:table-cell>
        </table:table-row>
        <table:table-row table:style-name="TableLine1978402134688">
          <table:table-cell table:style-name="Tabela5.A2" office:value-type="string">
            <text:p text:style-name="P9">valorDebito: Number</text:p>
          </table:table-cell>
          <table:table-cell table:style-name="Tabela5.A2" office:value-type="string">
            <text:p text:style-name="P9">ValorDebito: 5000</text:p>
          </table:table-cell>
        </table:table-row>
        <table:table-row table:style-name="TableLine1978402145344">
          <table:table-cell table:style-name="Tabela5.A5" office:value-type="string">
            <text:p text:style-name="P9">saldo: Number</text:p>
          </table:table-cell>
          <table:table-cell table:style-name="Tabela5.A5" office:value-type="string">
            <text:p text:style-name="P9">saldo: -3000</text:p>
          </table:table-cell>
        </table:table-row>
      </table:table>
      <text:p text:style-name="P17"/>
      <text:p text:style-name="P15"/>
      <text:p text:style-name="P13"/>
      <text:p text:style-name="P12"/>
      <text:p text:style-name="P14"/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6:15:59.470141173</meta:creation-date>
    <dc:date>2022-08-30T11:20:44.435000000</dc:date>
    <meta:editing-duration>PT5H22M</meta:editing-duration>
    <meta:editing-cycles>24</meta:editing-cycles>
    <meta:generator>LibreOffice/7.3.5.2$Windows_X86_64 LibreOffice_project/184fe81b8c8c30d8b5082578aee2fed2ea847c01</meta:generator>
    <meta:document-statistic meta:table-count="5" meta:image-count="0" meta:object-count="0" meta:page-count="3" meta:paragraph-count="101" meta:word-count="1119" meta:character-count="6921" meta:non-whitespace-character-count="5905"/>
  </office:meta>
</office:document-meta>
</file>